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eutral Std Reg" fo:font-size="9pt" style:font-size-asian="9pt" style:font-size-complex="9pt"/>
    </style:style>
    <style:style style:name="P2" style:family="paragraph" style:parent-style-name="Standard">
      <style:paragraph-properties fo:text-align="justify" style:justify-single-word="false"/>
      <style:text-properties style:font-name="Neutral Std Reg" fo:font-size="7pt" style:font-size-asian="7pt" style:font-size-complex="7pt"/>
    </style:style>
    <style:style style:name="P3" style:family="paragraph" style:parent-style-name="Standard">
      <style:paragraph-properties fo:text-align="justify" style:justify-single-word="false"/>
      <style:text-properties style:font-name="Neutral Std Reg" fo:font-size="7pt" officeooo:paragraph-rsid="00100ea2" style:font-size-asian="7pt" style:font-size-complex="7pt"/>
    </style:style>
    <style:style style:name="P4" style:family="paragraph" style:parent-style-name="Standard">
      <style:paragraph-properties fo:text-align="justify" style:justify-single-word="false"/>
      <style:text-properties style:font-name="Neutral Std Bld" fo:font-size="9pt" fo:font-weight="normal" style:font-size-asian="9pt" style:font-weight-asian="normal" style:font-size-complex="9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20746"/>
    </style:style>
    <style:style style:name="P7" style:family="paragraph" style:parent-style-name="Standard">
      <style:paragraph-properties fo:text-align="justify" style:justify-single-word="false"/>
      <style:text-properties fo:font-size="6pt" style:font-size-asian="6pt" style:font-size-complex="6pt"/>
    </style:style>
    <style:style style:name="T1" style:family="text">
      <style:text-properties officeooo:rsid="000a9a54"/>
    </style:style>
    <style:style style:name="T2" style:family="text">
      <style:text-properties officeooo:rsid="000c2118"/>
    </style:style>
    <style:style style:name="T3" style:family="text">
      <style:text-properties officeooo:rsid="000dc1d8"/>
    </style:style>
    <style:style style:name="T4" style:family="text">
      <style:text-properties style:font-name="Neutral Std Reg"/>
    </style:style>
    <style:style style:name="T5" style:family="text">
      <style:text-properties style:font-name="Neutral Std Reg" fo:font-size="9pt" style:font-size-asian="9pt" style:font-size-complex="9pt"/>
    </style:style>
    <style:style style:name="T6" style:family="text">
      <style:text-properties style:font-name="Neutral Std Reg" fo:font-size="9pt" officeooo:rsid="000dc1d8" style:font-size-asian="9pt" style:font-size-complex="9pt"/>
    </style:style>
    <style:style style:name="T7" style:family="text">
      <style:text-properties style:font-name="Neutral Std Reg" fo:font-size="9pt" officeooo:rsid="000f9ed7" style:font-size-asian="9pt" style:font-size-complex="9pt"/>
    </style:style>
    <style:style style:name="T8" style:family="text">
      <style:text-properties style:font-name="Neutral Std Reg" fo:font-size="9pt" officeooo:rsid="00100ea2" style:font-size-asian="9pt" style:font-size-complex="9pt"/>
    </style:style>
    <style:style style:name="T9" style:family="text">
      <style:text-properties style:font-name="Neutral Std Reg" fo:font-size="9pt" officeooo:rsid="00120746" style:font-size-asian="9pt" style:font-size-complex="9pt"/>
    </style:style>
    <style:style style:name="T10" style:family="text">
      <style:text-properties style:font-name="Neutral Std Reg" fo:font-size="9pt" officeooo:rsid="000a9a54" style:font-size-asian="9pt" style:font-size-complex="9pt"/>
    </style:style>
    <style:style style:name="T11" style:family="text">
      <style:text-properties style:font-name="Neutral Std Reg" fo:font-size="9pt" officeooo:rsid="000c2118" style:font-size-asian="9pt" style:font-size-complex="9pt"/>
    </style:style>
    <style:style style:name="T12" style:family="text">
      <style:text-properties style:font-name="Neutral Std Reg" fo:font-size="7pt" style:font-size-asian="7pt" style:font-size-complex="7pt"/>
    </style:style>
    <style:style style:name="T13" style:family="text">
      <style:text-properties style:font-name="Neutral Std Reg" fo:font-size="7pt" officeooo:rsid="00100ea2" style:font-size-asian="7pt" style:font-size-complex="7pt"/>
    </style:style>
    <style:style style:name="T14" style:family="text">
      <style:text-properties style:font-name="Neutral Std Reg" fo:font-size="7pt" officeooo:rsid="00117533" style:font-size-asian="7pt" style:font-size-complex="7pt"/>
    </style:style>
    <style:style style:name="T15" style:family="text">
      <style:text-properties officeooo:rsid="000f9ed7"/>
    </style:style>
    <style:style style:name="T16" style:family="text">
      <style:text-properties officeooo:rsid="00100ea2"/>
    </style:style>
    <style:style style:name="T17" style:family="text">
      <style:text-properties officeooo:rsid="0012074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recent years, commercial systems based on artificial intelligence have emerged and have been gaining ground in the daily life of large cities, <text:span text:style-name="T1">however</text:span> almost imperceptibly to end users. We are in contact with these systems when we use translation services, product recommendation, object and person detection, and many other <text:span text:style-name="T1">services</text:span>. These systems are trained with large volumes of data, and, inevitably, present some type of ideological bias.</text:p>
      <text:p text:style-name="P1"/>
      <text:p text:style-name="P5"><text:span text:style-name="T5">From the analysis of contemporary artwork </text:span><text:span text:style-name="T6">figures </text:span><text:span text:style-name="T5">using the Art Decoder* platform, we realized the possibility of looking at these systems from a critical p</text:span><text:span text:style-name="T6">erspective</text:span><text:span text:style-name="T5"> We present this zine, with works selected collectively from the digital collection of the Museu </text:span><text:span text:style-name="T9">de Arte Contemporânea da Universidade de São Paulo</text:span><text:span text:style-name="T5"> (MAC), </text:span><text:span text:style-name="T6">beeing</text:span><text:span text:style-name="T5"> concern to highlight some of the ideological biases present in </text:span><text:span text:style-name="T7">some of those</text:span><text:span text:style-name="T5"> </text:span><text:span text:style-name="T7">commercial </text:span><text:span text:style-name="T5">computer vision systems, which, as we have seen in our research, <text:s/>follow a capitalist, consumerist and sometimes misogynistic logic. In addition, we highlight other moments when our platform is unable to understand </text:span><text:span text:style-name="T8">artworks</text:span><text:span text:style-name="T5"> resulting in interpretations of great poetic value.</text:span></text:p>
      <text:p text:style-name="P1"/>
      <text:p text:style-name="P5"><text:span text:style-name="T5">This publication wouldn't be possible without the </text:span><text:span text:style-name="T10">support of G</text:span><text:span text:style-name="T9">ECID</text:span><text:span text:style-name="T10"> </text:span><text:span text:style-name="T9">and IEA </text:span><text:span text:style-name="T10">organization members, and the </text:span><text:span text:style-name="T5">commitment of the participants of the workshop "A Crack </text:span><text:span text:style-name="T9">Within</text:span><text:span text:style-name="T5"> the Museum", carried out by Lucas Nunes </text:span><text:span text:style-name="T11">Sequeira</text:span><text:span text:style-name="T5"> and Rafael Tsuha </text:span><text:span text:style-name="T10">members of GECID**</text:span><text:span text:style-name="T5">, </text:span><text:span text:style-name="T10">on</text:span><text:span text:style-name="T5"> </text:span><text:span text:style-name="T10">F</text:span><text:span text:style-name="T9">ebruary</text:span><text:span text:style-name="T10"> </text:span><text:span text:style-name="T9">6</text:span><text:span text:style-name="T10">, </text:span><text:span text:style-name="T5">2020, at </text:span><text:span text:style-name="T9">CAIA - InovaUSP</text:span><text:span text:style-name="T5">, </text:span><text:span text:style-name="T9">São Paulo</text:span><text:span text:style-name="T5">. </text:span></text:p>
      <text:p text:style-name="P1"/>
      <text:p text:style-name="P4">Good reading!</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7"><text:span text:style-name="T4">* Art Decoder is a platform created by Gabriel Pereira and Bernardo Fontes, part of our group and have been used since 2018 to reveal the behavior of commercial AIs (Amazon Rekognition, Google Cloud Vision, Microsoft Azure, ClarifAI, Densecap, Facebook Detectron, IBM Watson and Darknet YOLO APIs) from the use of contemporary art images. Another recent project with Art Decoder was the short movie Recording Art (https://vimeo.com/321866181) and the academic article "Ways of Seeing with Computer Vision: Artificial Intelligence and Institutional Critique", both made by Gabriel Pereira and Bruno Moreschi as part of Deviant Practice Grant - Van Abbemuseum.</text:span></text:p>
      <text:p text:style-name="P7"><text:span text:style-name="T4"/></text:p>
      <text:p text:style-name="P7"><text:span text:style-name="T4"/></text:p>
      <text:p text:style-name="P7"><text:span text:style-name="T4">** We are part of the Grupo de Experiências Críticas em Infraestruturas Digitais (GECID), anactivist group of researchers from different areas of knowledge coordinated by artist Bruno Moreschi and located at the Comunidade de Arte e Inteligência Artificial (CAIA) / Center for Artificial Intelligence (C4AI, coordinated by professor Fabio Cozman) / Inova USP - University of São Paulo, Brazil. Our work involves a set of experiences that aims to think and problematize contemporary infrastructures based on a logic different from that applied in technology centers in the Global North. We are interested in encouraging studies that think about technology not in an abstract way, but inserted in determined contexts, with social implication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0T11:53:00.650234549</meta:creation-date>
    <dc:date>2020-02-03T18:18:00.222667149</dc:date>
    <meta:editing-duration>PT19M59S</meta:editing-duration>
    <meta:editing-cycles>8</meta:editing-cycles>
    <meta:generator>LibreOffice/6.3.4.2$Linux_X86_64 LibreOffice_project/30$Build-2</meta:generator>
    <meta:document-statistic meta:table-count="0" meta:image-count="0" meta:object-count="0" meta:page-count="1" meta:paragraph-count="6" meta:word-count="435" meta:character-count="2856" meta:non-whitespace-character-count="2425"/>
  </office:meta>
</office:document-meta>
</file>